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0B7A0000082B483968E3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 style:master-page-name="First_20_Page">
      <style:table-properties style:width="16.037cm" fo:margin-left="-0.014cm" style:page-number="0" table:align="left" style:writing-mode="lr-tb"/>
    </style:style>
    <style:style style:name="Tableau1.A" style:family="table-column">
      <style:table-column-properties style:column-width="0.734cm"/>
    </style:style>
    <style:style style:name="Tableau1.B" style:family="table-column">
      <style:table-column-properties style:column-width="1.63cm"/>
    </style:style>
    <style:style style:name="Tableau1.C" style:family="table-column">
      <style:table-column-properties style:column-width="5.144cm"/>
    </style:style>
    <style:style style:name="Tableau1.D" style:family="table-column">
      <style:table-column-properties style:column-width="0.508cm"/>
    </style:style>
    <style:style style:name="Tableau1.E" style:family="table-column">
      <style:table-column-properties style:column-width="8.022cm"/>
    </style:style>
    <style:style style:name="Tableau1.1" style:family="table-row">
      <style:table-row-properties style:row-height="1.411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row-height="0.3cm" style:keep-together="false" fo:keep-together="always"/>
    </style:style>
    <style:style style:name="Tableau1.3" style:family="table-row">
      <style:table-row-properties style:row-height="0.282cm" style:keep-together="false" fo:keep-together="always"/>
    </style:style>
    <style:style style:name="Tableau1.4" style:family="table-row">
      <style:table-row-properties style:min-row-height="0.388cm" style:keep-together="false" fo:keep-together="always"/>
    </style:style>
    <style:style style:name="Tableau1.6" style:family="table-row">
      <style:table-row-properties style:row-height="0.388cm" style:keep-together="false" fo:keep-together="always"/>
    </style:style>
    <style:style style:name="Tableau1.8" style:family="table-row">
      <style:table-row-properties style:row-height="0.212cm" style:keep-together="false" fo:keep-together="always"/>
    </style:style>
    <style:style style:name="Tableau1.9" style:family="table-row">
      <style:table-row-properties style:row-height="0.459cm" style:keep-together="false" fo:keep-together="always"/>
    </style:style>
    <style:style style:name="Tableau1.10" style:family="table-row">
      <style:table-row-properties style:row-height="0.776cm" style:keep-together="true" fo:keep-together="auto"/>
    </style:style>
    <style:style style:name="P1" style:family="paragraph" style:parent-style-name="Header">
      <style:paragraph-properties>
        <style:tab-stops/>
      </style:paragraph-properties>
      <style:text-properties style:font-name="Arial" fo:font-size="11pt" style:font-size-asian="11pt" style:font-size-complex="11pt"/>
    </style:style>
    <style:style style:name="P2" style:family="paragraph" style:parent-style-name="Header">
      <style:paragraph-properties fo:line-height="0.635cm">
        <style:tab-stops/>
      </style:paragraph-properties>
      <style:text-properties style:font-name="Arial" fo:font-size="11pt" style:font-size-asian="11pt" style:font-size-complex="11pt"/>
    </style:style>
    <style:style style:name="P3" style:family="paragraph" style:parent-style-name="Header">
      <style:paragraph-properties fo:line-height="0.459cm">
        <style:tab-stops/>
      </style:paragraph-properties>
      <style:text-properties style:font-name="Arial" fo:font-size="11pt" fo:language="zxx" fo:country="none" style:font-size-asian="11pt" style:language-asian="zxx" style:country-asian="none" style:font-size-complex="11pt" style:font-weight-complex="bold"/>
    </style:style>
    <style:style style:name="P4" style:family="paragraph" style:parent-style-name="Header">
      <style:paragraph-properties style:snap-to-layout-grid="false">
        <style:tab-stops/>
      </style:paragraph-properties>
    </style:style>
    <style:style style:name="P5" style:family="paragraph" style:parent-style-name="Header">
      <style:paragraph-properties style:line-height-at-least="0.388cm" style:snap-to-layout-grid="false">
        <style:tab-stops/>
      </style:paragraph-properties>
      <style:text-properties fo:language="en" fo:country="GB"/>
    </style:style>
    <style:style style:name="P6" style:family="paragraph" style:parent-style-name="Footer">
      <style:paragraph-properties>
        <style:tab-stops/>
      </style:paragraph-properties>
    </style:style>
    <style:style style:name="P7" style:family="paragraph" style:parent-style-name="Standard">
      <style:paragraph-properties fo:line-height="0.3cm" style:snap-to-layout-grid="false"/>
    </style:style>
    <style:style style:name="P8" style:family="paragraph" style:parent-style-name="Standard">
      <style:paragraph-properties fo:line-height="0.388cm" style:snap-to-layout-grid="false"/>
      <style:text-properties style:font-name="Arial" fo:font-size="8pt" fo:language="zxx" fo:country="none" style:font-size-asian="8pt" style:language-asian="zxx" style:country-asian="none"/>
    </style:style>
    <style:style style:name="P9" style:family="paragraph" style:parent-style-name="Standard">
      <style:paragraph-properties fo:line-height="0.388cm" style:snap-to-layout-grid="false"/>
      <style:text-properties style:font-name="Arial" fo:font-size="8pt" style:font-size-asian="8pt"/>
    </style:style>
    <style:style style:name="P10" style:family="paragraph" style:parent-style-name="Standard">
      <style:paragraph-properties fo:line-height="0.388cm" style:snap-to-layout-grid="false"/>
      <style:text-properties style:font-name="Arial"/>
    </style:style>
    <style:style style:name="P11" style:family="paragraph" style:parent-style-name="Standard">
      <style:text-properties style:font-name="Arial" fo:font-size="11pt" style:font-size-asian="11pt" style:font-size-complex="11pt"/>
    </style:style>
    <style:style style:name="P12" style:family="paragraph" style:parent-style-name="Standard">
      <style:paragraph-properties style:snap-to-layout-grid="false"/>
      <style:text-properties style:font-name="Arial" fo:font-size="11pt" style:font-size-asian="11pt" style:font-size-complex="11pt"/>
    </style:style>
    <style:style style:name="P13" style:family="paragraph" style:parent-style-name="Standard">
      <style:paragraph-properties fo:line-height="0.459cm"/>
      <style:text-properties style:font-name="Arial" fo:font-size="11pt" style:font-size-asian="11pt" style:font-size-complex="11pt"/>
    </style:style>
    <style:style style:name="P14" style:family="paragraph" style:parent-style-name="Standard">
      <style:paragraph-properties fo:line-height="0.459cm" style:snap-to-layout-grid="false"/>
      <style:text-properties style:font-name="Arial" fo:font-size="11pt" style:font-size-asian="11pt" style:font-size-complex="11pt"/>
    </style:style>
    <style:style style:name="P15" style:family="paragraph" style:parent-style-name="Standard">
      <style:paragraph-properties fo:line-height="0.459cm" style:snap-to-layout-grid="false"/>
      <style:text-properties style:font-name="Arial" fo:font-size="11pt" fo:language="zxx" fo:country="none" fo:font-weight="bold" style:font-size-asian="11pt" style:language-asian="zxx" style:country-asian="none" style:font-weight-asian="bold" style:font-size-complex="11pt"/>
    </style:style>
    <style:style style:name="P16" style:family="paragraph" style:parent-style-name="Standard">
      <style:paragraph-properties fo:line-height="0.459cm"/>
      <style:text-properties style:font-name="Arial" fo:font-size="11pt" fo:language="zxx" fo:country="none" style:font-size-asian="11pt" style:language-asian="zxx" style:country-asian="none" style:font-size-complex="11pt"/>
    </style:style>
    <style:style style:name="P17" style:family="paragraph" style:parent-style-name="Standard">
      <style:paragraph-properties fo:margin-top="0cm" fo:margin-bottom="0.071cm" fo:line-height="0.564cm" style:snap-to-layout-grid="false"/>
      <style:text-properties fo:color="#c0c0c0" fo:font-size="8pt" style:font-size-asian="8pt"/>
    </style:style>
    <style:style style:name="P18" style:family="paragraph" style:parent-style-name="Texte_20_de_20_bulles">
      <style:paragraph-properties fo:line-height="0.388cm" style:snap-to-layout-grid="false"/>
      <style:text-properties style:font-name="Arial"/>
    </style:style>
    <style:style style:name="P19" style:family="paragraph" style:parent-style-name="Standard">
      <style:paragraph-properties fo:margin-left="-0.25cm" fo:margin-right="0cm" fo:text-align="justify" style:justify-single-word="false" fo:text-indent="0cm" style:auto-text-indent="false"/>
      <style:text-properties style:font-name="Arial" fo:font-size="11pt" style:font-size-asian="11pt" style:font-name-complex="Arial" style:font-size-complex="11pt"/>
    </style:style>
    <style:style style:name="P20" style:family="paragraph" style:parent-style-name="Texte_20_de_20_saisie">
      <style:paragraph-properties fo:margin-left="-0.25cm" fo:margin-right="0cm" fo:text-indent="0cm" style:auto-text-indent="false"/>
      <style:text-properties style:font-name="Arial" fo:font-size="11pt" style:font-size-asian="11pt" style:font-name-complex="Arial" style:font-size-complex="11pt"/>
    </style:style>
    <style:style style:name="P21" style:family="paragraph" style:parent-style-name="Prénom_20_NOM">
      <style:paragraph-properties fo:margin-left="6.253cm" fo:margin-right="0cm" fo:text-indent="1.501cm" style:auto-text-indent="false"/>
      <style:text-properties style:font-name="Arial" fo:font-size="11pt" style:font-size-asian="11pt" style:font-size-complex="11pt"/>
    </style:style>
    <style:style style:name="P22" style:family="paragraph" style:parent-style-name="Prénom_20_NOM">
      <style:paragraph-properties fo:margin-left="6.253cm" fo:margin-right="0cm" fo:text-indent="1.501cm" style:auto-text-indent="false"/>
      <style:text-properties style:font-name="Arial" fo:font-size="11pt" fo:font-weight="normal" style:font-size-asian="11pt" style:font-weight-asian="normal" style:font-name-complex="Arial" style:font-size-complex="11pt"/>
    </style:style>
    <style:style style:name="P23" style:family="paragraph" style:parent-style-name="Prénom_20_NOM">
      <style:paragraph-properties fo:margin-left="6.253cm" fo:margin-right="0cm" fo:text-indent="1.501cm" style:auto-text-indent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24" style:family="paragraph" style:parent-style-name="Texte_20_de_20_saisie">
      <style:text-properties style:font-name="Arial" fo:font-size="11pt" style:font-size-asian="11pt" style:font-size-complex="11pt"/>
    </style:style>
    <style:style style:name="P25" style:family="paragraph" style:parent-style-name="Texte_20_de_20_saisie">
      <style:paragraph-properties fo:text-align="start" style:justify-single-word="false"/>
      <style:text-properties style:font-name="Arial" fo:font-size="11pt" style:font-size-asian="11pt" style:font-size-complex="11pt"/>
    </style:style>
    <style:style style:name="P26" style:family="paragraph" style:parent-style-name="Texte_20_de_20_saisie">
      <style:paragraph-properties fo:text-align="start" style:justify-single-word="false"/>
      <style:text-properties style:font-name="Arial" fo:font-size="11pt" fo:font-style="normal" style:font-size-asian="11pt" style:font-style-asian="normal" style:font-size-complex="11pt" style:font-style-complex="normal"/>
    </style:style>
    <style:style style:name="P27" style:family="paragraph" style:parent-style-name="Text_20_body">
      <style:text-properties style:font-name="Arial" fo:font-size="11pt" style:font-size-asian="11pt" style:font-size-complex="11pt"/>
    </style:style>
    <style:style style:name="P28" style:family="paragraph" style:parent-style-name="Prénom_20_NOM">
      <style:paragraph-properties fo:margin-left="6.253cm" fo:margin-right="0cm" fo:text-indent="1.501cm" style:auto-text-indent="false"/>
      <style:text-properties style:font-name="Arial" fo:font-size="11pt" fo:font-weight="normal" style:font-size-asian="11pt" style:font-weight-asian="normal" style:font-name-complex="Arial" style:font-size-complex="11pt"/>
    </style:style>
    <style:style style:name="P29" style:family="paragraph" style:parent-style-name="Prénom_20_NOM">
      <style:paragraph-properties fo:margin-left="6.253cm" fo:margin-right="0cm" fo:text-indent="1.501cm" style:auto-text-indent="false"/>
      <style:text-properties style:font-name="Arial" fo:font-size="11pt" style:font-size-asian="11pt" style:font-name-complex="Arial" style:font-size-complex="11pt"/>
    </style:style>
    <style:style style:name="P30" style:family="paragraph" style:parent-style-name="Prénom_20_NOM">
      <style:paragraph-properties fo:margin-left="6.253cm" fo:margin-right="0cm" fo:text-indent="1.501cm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1" style:family="text">
      <style:text-properties fo:font-size="8pt" style:font-size-asian="8pt"/>
    </style:style>
    <style:style style:name="T2" style:family="text">
      <style:text-properties style:font-name="Arial" fo:font-size="8pt" style:font-size-asian="8pt" style:font-name-complex="Times New Roman" style:font-size-complex="8pt"/>
    </style:style>
    <style:style style:name="T3" style:family="text">
      <style:text-properties style:font-name-complex="Times New Roman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prestation_natprest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referentapre_qual"/>
        <text:user-field-decl office:value-type="string" office:string-value="" text:name="referentapre_nom"/>
        <text:user-field-decl office:value-type="string" office:string-value="" text:name="referentapre_prenom"/>
        <text:user-field-decl office:value-type="string" office:string-value="" text:name="referentapre_numtel"/>
        <text:user-field-decl office:value-type="string" office:string-value="" text:name="comiteapre_datecomite"/>
        <text:user-field-decl office:value-type="string" office:string-value="" text:name="apre_comiteapre_observationcomite"/>
        <text:user-field-decl office:value-type="string" office:string-value="" text:name="apre_natureaide"/>
        <text:user-field-decl office:value-type="string" office:string-value="" text:name="apreComiteapre_observationcomite"/>
        <text:user-field-decl office:value-type="string" office:string-value="" text:name="qualsuivi"/>
        <text:user-field-decl office:value-type="string" office:string-value="" text:name="nomsuivi"/>
        <text:user-field-decl office:value-type="string" office:string-value="" text:name="prenomsuivi"/>
        <text:user-field-decl office:value-type="string" office:string-value="" text:name="numtelsuivi"/>
        <text:user-field-decl office:value-type="string" office:string-value="" text:name="dataperssuivi_qualsuivi"/>
        <text:user-field-decl office:value-type="string" office:string-value="" text:name="dataperssuivi_nomsuivi"/>
        <text:user-field-decl office:value-type="string" office:string-value="" text:name="dataperssuivi_prenomsuivi"/>
        <text:user-field-decl office:value-type="string" office:string-value="" text:name="dataperssuivi_numtelsuivi"/>
        <text:user-field-decl office:value-type="string" office:string-value="" text:name="apre_numeroapre"/>
      </text:user-field-decls>
      <text:section text:style-name="Sect1" text:name="refusbeneficiaire"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table:number-columns-spanned="3" office:value-type="string">
              <text:p text:style-name="P17"/>
            </table:table-cell>
            <table:covered-table-cell/>
            <table:covered-table-cell/>
            <table:table-cell table:style-name="Tableau1.A1" table:number-columns-spanned="2" office:value-type="string">
              <text:p text:style-name="P12"/>
            </table:table-cell>
            <table:covered-table-cell/>
          </table:table-row>
          <table:table-row table:style-name="Tableau1.2">
            <table:table-cell table:style-name="Tableau1.A1" table:number-columns-spanned="5" office:value-type="string">
              <text:p text:style-name="P7"/>
            </table:table-cell>
            <table:covered-table-cell/>
            <table:covered-table-cell/>
            <table:covered-table-cell/>
            <table:covered-table-cell/>
          </table:table-row>
          <table:table-row table:style-name="Tableau1.3">
            <table:table-cell table:style-name="Tableau1.A1" table:number-columns-spanned="3" office:value-type="string">
              <text:p text:style-name="P4"/>
            </table:table-cell>
            <table:covered-table-cell/>
            <table:covered-table-cell/>
            <table:table-cell table:style-name="Tableau1.A1" table:number-rows-spanned="5" office:value-type="string">
              <text:p text:style-name="P12"/>
            </table:table-cell>
            <table:table-cell table:style-name="Tableau1.A1" table:number-rows-spanned="5" office:value-type="string">
              <text:p text:style-name="P15"/>
              <text:p text:style-name="P15"><text:s/><text:user-field-get text:name="personne_qual"/> <text:s/><text:user-field-get text:name="personne_nom"/> <text:s/><text:user-field-get text:name="personne_prenom"/></text:p>
              <text:p text:style-name="P3"><text:s/><text:user-field-get text:name="prestation_natprest"/></text:p>
              <text:p text:style-name="P16"><text:user-field-get text:name="adresse_numvoie"/> <text:s/><text:user-field-get text:name="adresse_typevoie"/> <text:s/><text:user-field-get text:name="adresse_nomvoie"/> <text:s/><text:user-field-get text:name="adresse_complideadr"/></text:p>
              <text:p text:style-name="P13"><text:user-field-get text:name="adresse_codepos"/> <text:s/><text:user-field-get text:name="adresse_locaadr"/></text:p>
            </table:table-cell>
          </table:table-row>
          <table:table-row table:style-name="Tableau1.4">
            <table:table-cell table:style-name="Tableau1.A1" office:value-type="string">
              <text:p text:style-name="P8">Réf. : </text:p>
            </table:table-cell>
            <table:table-cell table:style-name="Tableau1.A1" table:number-columns-spanned="2" office:value-type="string">
              <text:p text:style-name="P18"><text:span text:style-name="T3"><text:s/></text:span><text:span text:style-name="T2">DPAS/SIS/ N° APRE <text:s/></text:span><text:span text:style-name="T2"><text:user-field-get text:name="apre_numeroapre"/></text:span></text:p>
            </table:table-cell>
            <table:covered-table-cell/>
            <table:covered-table-cell/>
            <table:covered-table-cell/>
          </table:table-row>
          <table:table-row table:style-name="Tableau1.4">
            <table:table-cell table:style-name="Tableau1.A1" table:number-columns-spanned="2" office:value-type="string">
              <text:p text:style-name="P8">Affaire suivie par : </text:p>
            </table:table-cell>
            <table:covered-table-cell/>
            <table:table-cell table:style-name="Tableau1.A1" office:value-type="string">
              <text:p text:style-name="P10"><text:span text:style-name="T1"><text:s text:c="2"/></text:span><text:span text:style-name="T1"><text:user-field-get text:name="dataperssuivi_qualsuivi"/></text:span><text:span text:style-name="T1"> <text:s/></text:span><text:span text:style-name="T1"><text:user-field-get text:name="dataperssuivi_nomsuivi"/></text:span><text:span text:style-name="T1"> <text:s/></text:span><text:span text:style-name="T1"><text:user-field-get text:name="dataperssuivi_prenomsuivi"/></text:span><text:span text:style-name="T1"> </text:span></text:p>
            </table:table-cell>
            <table:covered-table-cell/>
            <table:covered-table-cell/>
          </table:table-row>
          <table:table-row table:style-name="Tableau1.6">
            <table:table-cell table:style-name="Tableau1.A1" office:value-type="string">
              <text:p text:style-name="P8">Tél. : </text:p>
            </table:table-cell>
            <table:table-cell table:style-name="Tableau1.A1" table:number-columns-spanned="2" office:value-type="string">
              <text:p text:style-name="P9"><text:s text:c="2"/><text:user-field-get text:name="dataperssuivi_numtelsuivi"/></text:p>
            </table:table-cell>
            <table:covered-table-cell/>
            <table:covered-table-cell/>
            <table:covered-table-cell/>
          </table:table-row>
          <table:table-row table:style-name="Tableau1.4">
            <table:table-cell table:style-name="Tableau1.A1" table:number-columns-spanned="3" office:value-type="string">
              <text:p text:style-name="P9"/>
            </table:table-cell>
            <table:covered-table-cell/>
            <table:covered-table-cell/>
            <table:covered-table-cell/>
            <table:covered-table-cell/>
          </table:table-row>
          <table:table-row table:style-name="Tableau1.8">
            <table:table-cell table:style-name="Tableau1.A1" table:number-columns-spanned="5" office:value-type="string">
              <text:p text:style-name="P5"/>
            </table:table-cell>
            <table:covered-table-cell/>
            <table:covered-table-cell/>
            <table:covered-table-cell/>
            <table:covered-table-cell/>
          </table:table-row>
          <table:table-row table:style-name="Tableau1.9">
            <table:table-cell table:style-name="Tableau1.A1" table:number-columns-spanned="5" office:value-type="string">
              <text:p text:style-name="P14">Bobigny, le <text:user-field-get text:name="comiteapre_datecomite"/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au1.10">
            <table:table-cell table:style-name="Tableau1.A1" table:number-columns-spanned="5" office:value-type="string">
              <text:p text:style-name="P12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Standard"/>
      </text:section>
      <text:p text:style-name="P11"/>
      <text:p text:style-name="P11"><text:user-field-get text:name="personne_qual"/>,</text:p>
      <text:p text:style-name="P11"/>
      <text:p text:style-name="P11"/>
      <text:p text:style-name="P24">Vous avez sollicité une aide complémentaire au titre de l’Aide Personnalisée de Retour à l’Emploi (APRE) pour le financement de la (du)  </text:p>
      <text:p text:style-name="P26"><text:user-field-get text:name="apre_natureaide"/></text:p>
      <text:p text:style-name="P24">Malgré un examen attentif de votre dossier, j’ai le regret de vous informer qu’il n’est pas possible de répondre favorablement à votre demande.</text:p>
      <text:p text:style-name="P24"/>
      <text:p text:style-name="P25">«  <text:s/><text:user-field-get text:name="apreComiteapre_observationcomite"/> <text:s/>  <text:user-field-get text:name="apre_comiteapre_observationcomite"/>»</text:p>
      <text:p text:style-name="P24"/>
      <text:p text:style-name="P24">Vous pouvez contester cette décision par les voies habituelles de recours :</text:p>
      <text:p text:style-name="P24">Le recours administratif formé dans un délai de deux mois à compter de la notification de la décision, auprès du Service de l’Insertion et de la Solidarité (Adresse postale : Conseil général – S.I.S. – <text:s/>B.P. 193 – 93006 BOBIGNY CEDEX).</text:p>
      <text:p text:style-name="P24"/>
      <text:p text:style-name="P27">Le recours contentieux formé devant le Tribunal Administratif compétent, dans un délai de deux mois suivant la notification de la décision initiale ou de la réponse négative à votre recours.</text:p>
      <text:p text:style-name="P24"/>
      <text:p text:style-name="P24">Je vous prie de croire, <text:user-field-get text:name="personne_qual"/> , à l'assurance de mes salutations distinguées.</text:p>
      <text:p text:style-name="P19"/>
      <text:p text:style-name="P20"/>
      <text:p text:style-name="P20"/>
      <text:p text:style-name="P30">12Laëtitia Hélouet </text:p>
      <text:p text:style-name="P23">Chef du Service de l’Insertion</text:p>
      <text:p text:style-name="P23">et de la Solidarité.</text:p>
      <text:p text:style-name="P29"><draw:frame draw:style-name="fr1" draw:name="images1" text:anchor-type="paragraph" svg:x="7.784cm" svg:y="0.557cm" svg:width="2.939cm" svg:height="2.09cm" draw:z-index="0"><draw:image xlink:href="Pictures/2000000700000B7A0000082B483968E3.svm" xlink:type="simple" xlink:show="embed" xlink:actuate="onLoad"/></draw:frame></text:p>
      <text:p text:style-name="P22"/>
      <text:p text:style-name="P22"/>
      <text:p text:style-name="P22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" fo:font-size="11pt" style:font-size-asian="11pt" style:font-size-complex="11pt"/>
    </style:style>
    <style:style style:name="MP2" style:family="paragraph" style:parent-style-name="Header">
      <style:paragraph-properties fo:line-height="0.635cm">
        <style:tab-stops/>
      </style:paragraph-properties>
      <style:text-properties style:font-name="Arial" fo:font-size="11pt" style:font-size-asian="11pt" style:font-size-complex="11pt"/>
    </style:style>
    <style:style style:name="MP3" style:family="paragraph" style:parent-style-name="Footer">
      <style:paragraph-properties>
        <style:tab-stops/>
      </style:paragraph-properties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2"/>
      </style:header>
      <style:footer>
        <text:p text:style-name="MP3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08T12:02:42</meta:creation-date>
    <dc:date>2010-07-30T10:00:38.75</dc:date>
    <meta:editing-duration>PT04H17M00S</meta:editing-duration>
    <meta:editing-cycles>22</meta:editing-cycles>
    <meta:generator>OpenOffice.org/3.1$Win32 OpenOffice.org_project/310m11$Build-9399</meta:generator>
    <dc:creator>Nicolas Bonsall</dc:creator>
    <meta:document-statistic meta:table-count="1" meta:image-count="1" meta:object-count="0" meta:page-count="1" meta:paragraph-count="23" meta:word-count="167" meta:character-count="1042"/>
  </office:meta>
</office:document-meta>
</file>